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0.72cm"/>
    </style:style>
    <style:style style:name="co3" style:family="table-column">
      <style:table-column-properties fo:break-before="auto" style:column-width="0.803cm"/>
    </style:style>
    <style:style style:name="co4" style:family="table-column">
      <style:table-column-properties fo:break-before="auto" style:column-width="0.637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1.912cm"/>
    </style:style>
    <style:style style:name="co7" style:family="table-column">
      <style:table-column-properties fo:break-before="auto" style:column-width="3.171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2.909cm"/>
    </style:style>
    <style:style style:name="co10" style:family="table-column">
      <style:table-column-properties fo:break-before="auto" style:column-width="2.006cm"/>
    </style:style>
    <style:style style:name="co11" style:family="table-column">
      <style:table-column-properties fo:break-before="auto" style:column-width="1.868cm"/>
    </style:style>
    <style:style style:name="co12" style:family="table-column">
      <style:table-column-properties fo:break-before="auto" style:column-width="2.604cm"/>
    </style:style>
    <style:style style:name="co13" style:family="table-column">
      <style:table-column-properties fo:break-before="auto" style:column-width="2.334cm"/>
    </style:style>
    <style:style style:name="co14" style:family="table-column">
      <style:table-column-properties fo:break-before="auto" style:column-width="2.388cm"/>
    </style:style>
    <style:style style:name="co15" style:family="table-column">
      <style:table-column-properties fo:break-before="auto" style:column-width="2.577cm"/>
    </style:style>
    <style:style style:name="co16" style:family="table-column">
      <style:table-column-properties fo:break-before="auto" style:column-width="2.5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b3b3b3"/>
    </style:style>
    <style:style style:name="ce3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45" table:default-cell-style-name="Default"/>
        <table:table-row table:style-name="ro1" table:number-rows-repeated="10">
          <table:table-cell table:number-columns-repeated="256"/>
        </table:table-row>
        <table:table-row table:style-name="ro1">
          <table:table-cell table:number-columns-repeated="13"/>
          <table:table-cell office:value-type="string">
            <text:p>Top Street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string">
            <text:p>|</text:p>
          </table:table-cell>
          <table:table-cell table:number-columns-repeated="242"/>
        </table:table-row>
        <table:table-row table:style-name="ro1">
          <table:table-cell table:number-columns-repeated="7"/>
          <table:table-cell table:style-name="ce1" office:value-type="string">
            <text:p>Bar</text:p>
          </table:table-cell>
          <table:table-cell/>
          <table:table-cell table:style-name="ce1" office:value-type="string">
            <text:p>4 AmmoNation</text:p>
          </table:table-cell>
          <table:table-cell/>
          <table:table-cell table:style-name="ce1" office:value-type="string">
            <text:p>3 Hospital</text:p>
          </table:table-cell>
          <table:table-cell/>
          <table:table-cell office:value-type="string">
            <text:p>9 High street</text:p>
          </table:table-cell>
          <table:table-cell office:value-type="string">
            <text:p>-----------</text:p>
          </table:table-cell>
          <table:table-cell table:style-name="ce1" office:value-type="string">
            <text:p>5 Police station</text:p>
          </table:table-cell>
          <table:table-cell table:number-columns-repeated="240"/>
        </table:table-row>
        <table:table-row table:style-name="ro1">
          <table:table-cell table:number-columns-repeated="5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Graveyard</text:p>
          </table:table-cell>
          <table:table-cell office:value-type="string">
            <text:p>-----------</text:p>
          </table:table-cell>
          <table:table-cell office:value-type="string">
            <text:p>Church</text:p>
          </table:table-cell>
          <table:table-cell office:value-type="string">
            <text:p>-----------</text:p>
          </table:table-cell>
          <table:table-cell office:value-type="string">
            <text:p>Princes Road</text:p>
          </table:table-cell>
          <table:table-cell office:value-type="string">
            <text:p>-----------</text:p>
          </table:table-cell>
          <table:table-cell office:value-type="string">
            <text:p>10 Queens Road</text:p>
          </table:table-cell>
          <table:table-cell office:value-type="string">
            <text:p>-----------</text:p>
          </table:table-cell>
          <table:table-cell office:value-type="string">
            <text:p>7 Kings Road</text:p>
          </table:table-cell>
          <table:table-cell office:value-type="string">
            <text:p>-----------</text:p>
          </table:table-cell>
          <table:table-cell table:style-name="ce1" office:value-type="string">
            <text:p>2 RL District</text:p>
          </table:table-cell>
          <table:table-cell office:value-type="string">
            <text:p>-----------</text:p>
          </table:table-cell>
          <table:table-cell office:value-type="string">
            <text:p>8 Cross roads</text:p>
          </table:table-cell>
          <table:table-cell office:value-type="string">
            <text:p>-----------</text:p>
          </table:table-cell>
          <table:table-cell office:value-type="string">
            <text:p>12 First Ave</text:p>
          </table:table-cell>
          <table:table-cell table:number-columns-repeated="240"/>
        </table:table-row>
        <table:table-row table:style-name="ro1">
          <table:table-cell table:number-columns-repeated="5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number-columns-repeated="242"/>
        </table:table-row>
        <table:table-row table:style-name="ro1">
          <table:table-cell table:number-columns-repeated="7"/>
          <table:table-cell table:style-name="ce1" office:value-type="string">
            <text:p>Nightclub</text:p>
          </table:table-cell>
          <table:table-cell/>
          <table:table-cell table:style-name="ce1" office:value-type="string">
            <text:p>6 Mother Chicken</text:p>
          </table:table-cell>
          <table:table-cell/>
          <table:table-cell table:style-name="ce1" office:value-type="string">
            <text:p>1 Bridge</text:p>
          </table:table-cell>
          <table:table-cell/>
          <table:table-cell office:value-type="string">
            <text:p>11 Lowe Street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string">
            <text:p>|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string">
            <text:p>Bottom street</text:p>
          </table:table-cell>
          <table:table-cell table:number-columns-repeated="242"/>
        </table:table-row>
      </table:table>
      <table:table table:name="Sheet2" table:style-name="ta2" table:print="false"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238" table:default-cell-style-name="Default"/>
        <table:table-row table:style-name="ro1">
          <table:table-cell office:value-type="string">
            <text:p>Keep roads open!</text:p>
          </table:table-cell>
          <table:table-cell table:number-columns-repeated="255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6"/>
          <table:table-cell table:style-name="ce2" office:value-type="string">
            <text:p>Forest (37)</text:p>
          </table:table-cell>
          <table:table-cell table:number-columns-repeated="9"/>
          <table:table-cell office:value-type="string">
            <text:p>Bedroom (32)</text:p>
          </table:table-cell>
          <table:table-cell table:number-columns-repeated="239"/>
        </table:table-row>
        <table:table-row table:style-name="ro1">
          <table:table-cell table:number-columns-repeated="6"/>
          <table:table-cell table:style-name="ce2" office:value-type="string">
            <text:p>|</text:p>
          </table:table-cell>
          <table:table-cell table:number-columns-repeated="9"/>
          <table:table-cell office:value-type="string">
            <text:p>|Up</text:p>
          </table:table-cell>
          <table:table-cell table:number-columns-repeated="239"/>
        </table:table-row>
        <table:table-row table:style-name="ro1">
          <table:table-cell table:number-columns-repeated="6"/>
          <table:table-cell table:style-name="ce2" office:value-type="string">
            <text:p>Forest (36)</text:p>
          </table:table-cell>
          <table:table-cell table:number-columns-repeated="4"/>
          <table:table-cell office:value-type="string">
            <text:p>Gambling room(21)</text:p>
          </table:table-cell>
          <table:table-cell/>
          <table:table-cell table:style-name="ce2" office:value-type="string">
            <text:p>Forest (37)</text:p>
          </table:table-cell>
          <table:table-cell table:style-name="ce2" office:value-type="string">
            <text:p>-----------</text:p>
          </table:table-cell>
          <table:table-cell table:style-name="ce2" office:value-type="string">
            <text:p>Belvedere (30)</text:p>
          </table:table-cell>
          <table:table-cell office:value-type="string">
            <text:p>House1(31)</text:p>
          </table:table-cell>
          <table:table-cell office:value-type="string">
            <text:p>Parlour (34)</text:p>
          </table:table-cell>
          <table:table-cell table:number-columns-repeated="238"/>
        </table:table-row>
        <table:table-row table:style-name="ro1">
          <table:table-cell table:number-columns-repeated="6"/>
          <table:table-cell table:style-name="ce2" office:value-type="string">
            <text:p>|</text:p>
          </table:table-cell>
          <table:table-cell table:number-columns-repeated="4"/>
          <table:table-cell office:value-type="string">
            <text:p>|</text:p>
          </table:table-cell>
          <table:table-cell table:number-columns-repeated="3"/>
          <table:table-cell table:style-name="ce2" office:value-type="string">
            <text:p>|</text:p>
          </table:table-cell>
          <table:table-cell/>
          <table:table-cell office:value-type="string">
            <text:p>Slots (26)</text:p>
          </table:table-cell>
          <table:table-cell table:number-columns-repeated="238"/>
        </table:table-row>
        <table:table-row table:style-name="ro1">
          <table:table-cell table:number-columns-repeated="2"/>
          <table:table-cell office:value-type="string">
            <text:p>Vault(20)</text:p>
          </table:table-cell>
          <table:table-cell office:value-type="string">
            <text:p>-----------</text:p>
          </table:table-cell>
          <table:table-cell office:value-type="string">
            <text:p>Bank (19)</text:p>
          </table:table-cell>
          <table:table-cell office:value-type="string">
            <text:p>-----------</text:p>
          </table:table-cell>
          <table:table-cell table:style-name="ce2" office:value-type="string">
            <text:p>Sten (18)</text:p>
          </table:table-cell>
          <table:table-cell office:value-type="string">
            <text:p><text:s/>- park (23)</text:p>
          </table:table-cell>
          <table:table-cell/>
          <table:table-cell office:value-type="string">
            <text:p>Pizza Hut (41)</text:p>
          </table:table-cell>
          <table:table-cell office:value-type="string">
            <text:p>Italy (40) --</text:p>
          </table:table-cell>
          <table:table-cell office:value-type="string">
            <text:p>Mafia House (17)</text:p>
          </table:table-cell>
          <table:table-cell table:number-columns-repeated="3"/>
          <table:table-cell table:style-name="ce2" office:value-type="string">
            <text:p>Vine St(22)</text:p>
          </table:table-cell>
          <table:table-cell office:value-type="string">
            <text:p>-----------</text:p>
          </table:table-cell>
          <table:table-cell office:value-type="string">
            <text:p>Casino (23)</text:p>
          </table:table-cell>
          <table:table-cell office:value-type="string">
            <text:p>Roulette (25)</text:p>
          </table:table-cell>
          <table:table-cell table:number-columns-repeated="237"/>
        </table:table-row>
        <table:table-row table:style-name="ro1">
          <table:table-cell table:number-columns-repeated="6"/>
          <table:table-cell table:style-name="ce2" office:value-type="string">
            <text:p>|</text:p>
          </table:table-cell>
          <table:table-cell table:number-columns-repeated="3"/>
          <table:table-cell office:value-type="string">
            <text:p>|</text:p>
          </table:table-cell>
          <table:table-cell table:number-columns-repeated="4"/>
          <table:table-cell table:style-name="ce2" office:value-type="string">
            <text:p>|</text:p>
          </table:table-cell>
          <table:table-cell table:number-columns-repeated="240"/>
        </table:table-row>
        <table:table-row table:style-name="ro1">
          <table:table-cell table:number-columns-repeated="4"/>
          <table:table-cell office:value-type="string">
            <text:p>Warehouse (15)</text:p>
          </table:table-cell>
          <table:table-cell office:value-type="string">
            <text:p>-----------</text:p>
          </table:table-cell>
          <table:table-cell table:style-name="ce2" office:value-type="string">
            <text:p>Santa (11)</text:p>
          </table:table-cell>
          <table:table-cell table:number-columns-repeated="3" table:style-name="ce2" office:value-type="string">
            <text:p>-----------</text:p>
          </table:table-cell>
          <table:table-cell table:style-name="ce2" office:value-type="string">
            <text:p>First (12)</text:p>
          </table:table-cell>
          <table:table-cell table:number-columns-repeated="4" table:style-name="ce2" office:value-type="string">
            <text:p>-----------</text:p>
          </table:table-cell>
          <table:table-cell table:style-name="ce2" office:value-type="string">
            <text:p>Portland (13)</text:p>
          </table:table-cell>
          <table:table-cell office:value-type="string">
            <text:p>-----------</text:p>
          </table:table-cell>
          <table:table-cell office:value-type="string">
            <text:p>Nightclub (14)</text:p>
          </table:table-cell>
          <table:table-cell office:value-type="string">
            <text:p>Dancefloor (27)</text:p>
          </table:table-cell>
          <table:table-cell table:number-columns-repeated="237"/>
        </table:table-row>
        <table:table-row table:style-name="ro1">
          <table:table-cell table:number-columns-repeated="6"/>
          <table:table-cell table:style-name="ce2" office:value-type="string">
            <text:p>|</text:p>
          </table:table-cell>
          <table:table-cell table:number-columns-repeated="8"/>
          <table:table-cell table:style-name="ce2" office:value-type="string">
            <text:p>|</text:p>
          </table:table-cell>
          <table:table-cell table:number-columns-repeated="240"/>
        </table:table-row>
        <table:table-row table:style-name="ro1">
          <table:table-cell table:number-columns-repeated="5"/>
          <table:table-cell office:value-type="string">
            <text:p>-----------</text:p>
          </table:table-cell>
          <table:table-cell table:style-name="ce2" office:value-type="string">
            <text:p>Redmond (9)</text:p>
          </table:table-cell>
          <table:table-cell office:value-type="string">
            <text:p><text:s/>- Police station (5)</text:p>
          </table:table-cell>
          <table:table-cell/>
          <table:table-cell office:value-type="string">
            <text:p>-- Jail</text:p>
          </table:table-cell>
          <table:table-cell/>
          <table:table-cell table:style-name="ce3" table:number-columns-repeated="2"/>
          <table:table-cell table:style-name="ce3" office:value-type="string">
            <text:p>Pawn shop (39)</text:p>
          </table:table-cell>
          <table:table-cell office:value-type="string">
            <text:p>-----------</text:p>
          </table:table-cell>
          <table:table-cell table:style-name="ce2" office:value-type="string">
            <text:p>Fifth (10)</text:p>
          </table:table-cell>
          <table:table-cell office:value-type="string">
            <text:p>-----------</text:p>
          </table:table-cell>
          <table:table-cell office:value-type="string">
            <text:p>Hospital (3)</text:p>
          </table:table-cell>
          <table:table-cell table:number-columns-repeated="238"/>
        </table:table-row>
        <table:table-row table:style-name="ro1">
          <table:table-cell table:number-columns-repeated="6"/>
          <table:table-cell table:style-name="ce2" office:value-type="string">
            <text:p>|</text:p>
          </table:table-cell>
          <table:table-cell table:number-columns-repeated="4"/>
          <table:table-cell table:style-name="ce3" table:number-columns-repeated="3"/>
          <table:table-cell/>
          <table:table-cell table:style-name="ce2" office:value-type="string">
            <text:p>|</text:p>
          </table:table-cell>
          <table:table-cell table:number-columns-repeated="240"/>
        </table:table-row>
        <table:table-row table:style-name="ro1">
          <table:table-cell table:number-columns-repeated="4"/>
          <table:table-cell office:value-type="string">
            <text:p>Laundrette (43)</text:p>
          </table:table-cell>
          <table:table-cell/>
          <table:table-cell table:style-name="ce2" office:value-type="string">
            <text:p>|</text:p>
          </table:table-cell>
          <table:table-cell table:number-columns-repeated="3"/>
          <table:table-cell office:value-type="string">
            <text:p>MF Chicken (6)</text:p>
          </table:table-cell>
          <table:table-cell table:number-columns-repeated="4"/>
          <table:table-cell table:style-name="ce2" office:value-type="string">
            <text:p>|</text:p>
          </table:table-cell>
          <table:table-cell table:number-columns-repeated="240"/>
        </table:table-row>
        <table:table-row table:style-name="ro1">
          <table:table-cell table:number-columns-repeated="4"/>
          <table:table-cell office:value-type="string">
            <text:p>|</text:p>
          </table:table-cell>
          <table:table-cell/>
          <table:table-cell table:style-name="ce2" office:value-type="string">
            <text:p>|</text:p>
          </table:table-cell>
          <table:table-cell table:number-columns-repeated="3"/>
          <table:table-cell office:value-type="string">
            <text:p>|</text:p>
          </table:table-cell>
          <table:table-cell table:number-columns-repeated="4"/>
          <table:table-cell table:style-name="ce2" office:value-type="string">
            <text:p>|</text:p>
          </table:table-cell>
          <table:table-cell table:number-columns-repeated="240"/>
        </table:table-row>
        <table:table-row table:style-name="ro1">
          <table:table-cell table:number-columns-repeated="4"/>
          <table:table-cell office:value-type="string">
            <text:p>Chinatown(42)</text:p>
          </table:table-cell>
          <table:table-cell office:value-type="string">
            <text:p>-----------</text:p>
          </table:table-cell>
          <table:table-cell table:style-name="ce2" office:value-type="string">
            <text:p>Stanton (7)</text:p>
          </table:table-cell>
          <table:table-cell table:number-columns-repeated="3" table:style-name="ce2" office:value-type="string">
            <text:p>-----------</text:p>
          </table:table-cell>
          <table:table-cell table:style-name="ce2" office:value-type="string">
            <text:p>RL District (2)</text:p>
          </table:table-cell>
          <table:table-cell table:number-columns-repeated="4" table:style-name="ce2" office:value-type="string">
            <text:p>-----------</text:p>
          </table:table-cell>
          <table:table-cell table:style-name="ce2" office:value-type="string">
            <text:p>Queens (8)</text:p>
          </table:table-cell>
          <table:table-cell office:value-type="string">
            <text:p>-----------</text:p>
          </table:table-cell>
          <table:table-cell office:value-type="string">
            <text:p>Hotel (38)</text:p>
          </table:table-cell>
          <table:table-cell table:number-columns-repeated="238"/>
        </table:table-row>
        <table:table-row table:style-name="ro2">
          <table:table-cell table:number-columns-repeated="4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number-columns-repeated="3"/>
          <table:table-cell office:value-type="string">
            <text:p>|</text:p>
          </table:table-cell>
          <table:table-cell table:number-columns-repeated="4"/>
          <table:table-cell office:value-type="string">
            <text:p>|</text:p>
          </table:table-cell>
          <table:table-cell/>
          <table:table-cell office:value-type="string">
            <text:p><text:s/>of tattoosoo</text:p>
          </table:table-cell>
          <table:table-cell table:number-columns-repeated="238"/>
        </table:table-row>
        <table:table-row table:style-name="ro1">
          <table:table-cell table:number-columns-repeated="2"/>
          <table:table-cell office:value-type="string">
            <text:p>Kitchen (29)</text:p>
          </table:table-cell>
          <table:table-cell office:value-type="string">
            <text:p>-----------</text:p>
          </table:table-cell>
          <table:table-cell office:value-type="string">
            <text:p>Chinese (28)</text:p>
          </table:table-cell>
          <table:table-cell/>
          <table:table-cell office:value-type="string">
            <text:p>|</text:p>
          </table:table-cell>
          <table:table-cell table:number-columns-repeated="3"/>
          <table:table-cell office:value-type="string">
            <text:p>|</text:p>
          </table:table-cell>
          <table:table-cell table:number-columns-repeated="4"/>
          <table:table-cell office:value-type="string">
            <text:p>|</text:p>
          </table:table-cell>
          <table:table-cell table:number-columns-repeated="240"/>
        </table:table-row>
        <table:table-row table:style-name="ro1">
          <table:table-cell table:number-columns-repeated="6"/>
          <table:table-cell office:value-type="string">
            <text:p>AmmoNation (4)</text:p>
          </table:table-cell>
          <table:table-cell table:number-columns-repeated="3"/>
          <table:table-cell office:value-type="string">
            <text:p>Bridge (1)</text:p>
          </table:table-cell>
          <table:table-cell table:number-columns-repeated="4"/>
          <table:table-cell office:value-type="string">
            <text:p>Bar (16)</text:p>
          </table:table-cell>
          <table:table-cell office:value-type="string">
            <text:p>-----------</text:p>
          </table:table-cell>
          <table:table-cell office:value-type="string">
            <text:p>Toilets (33)</text:p>
          </table:table-cell>
          <table:table-cell office:value-type="string">
            <text:p>-----------</text:p>
          </table:table-cell>
          <table:table-cell office:value-type="string">
            <text:p>Parlour (34)</text:p>
          </table:table-cell>
          <table:table-cell table:number-columns-repeated="236"/>
        </table:table-row>
        <table:table-row table:style-name="ro1">
          <table:table-cell table:number-columns-repeated="6"/>
          <table:table-cell office:value-type="string">
            <text:p>|</text:p>
          </table:table-cell>
          <table:table-cell table:number-columns-repeated="249"/>
        </table:table-row>
        <table:table-row table:style-name="ro1">
          <table:table-cell table:number-columns-repeated="6"/>
          <table:table-cell office:value-type="string">
            <text:p>Back room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All others</text:p>
          </table:table-cell>
          <table:table-cell office:value-type="string">
            <text:p>Ignore attack</text:p>
          </table:table-cell>
          <table:table-cell table:number-columns-repeated="254"/>
        </table:table-row>
        <table:table-row table:style-name="ro1">
          <table:table-cell office:value-type="string">
            <text:p>kon</text:p>
          </table:table-cell>
          <table:table-cell office:value-type="string">
            <text:p>Attack if member of gang is attacked</text:p>
          </table:table-cell>
          <table:table-cell table:number-columns-repeated="254"/>
        </table:table-row>
        <table:table-row table:style-name="ro1">
          <table:table-cell office:value-type="string">
            <text:p>Police, Bouncer</text:p>
          </table:table-cell>
          <table:table-cell office:value-type="string">
            <text:p>Attack if anyone attacked apart from same cla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eople who run away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office:value-type="string">
            <text:p>|</text:p>
          </table:table-cell>
          <table:table-cell table:number-columns-repeated="250"/>
        </table:table-row>
        <table:table-row table:style-name="ro1">
          <table:table-cell table:number-columns-repeated="5"/>
          <table:table-cell office:value-type="string">
            <text:p>road</text:p>
          </table:table-cell>
          <table:table-cell office:value-type="string">
            <text:p>-----------</text:p>
          </table:table-cell>
          <table:table-cell office:value-type="string">
            <text:p>Mil. Base</text:p>
          </table:table-cell>
          <table:table-cell table:number-columns-repeated="248"/>
        </table:table-row>
        <table:table-row table:style-name="ro1">
          <table:table-cell table:number-columns-repeated="5"/>
          <table:table-cell office:value-type="string">
            <text:p>|</text:p>
          </table:table-cell>
          <table:table-cell table:number-columns-repeated="250"/>
        </table:table-row>
        <table:table-row table:style-name="ro1">
          <table:table-cell table:number-columns-repeated="5"/>
          <table:table-cell office:value-type="string">
            <text:p>road</text:p>
          </table:table-cell>
          <table:table-cell table:number-columns-repeated="250"/>
        </table:table-row>
        <table:table-row table:style-name="ro1">
          <table:table-cell table:number-columns-repeated="5"/>
          <table:table-cell office:value-type="string">
            <text:p>|</text:p>
          </table:table-cell>
          <table:table-cell table:number-columns-repeated="250"/>
        </table:table-row>
        <table:table-row table:style-name="ro1">
          <table:table-cell table:number-columns-repeated="5"/>
          <table:table-cell office:value-type="string">
            <text:p>road</text:p>
          </table:table-cell>
          <table:table-cell office:value-type="string">
            <text:p>-----------</text:p>
          </table:table-cell>
          <table:table-cell office:value-type="string">
            <text:p>Station</text:p>
          </table:table-cell>
          <table:table-cell table:number-columns-repeated="248"/>
        </table:table-row>
        <table:table-row table:style-name="ro1">
          <table:table-cell table:number-columns-repeated="5"/>
          <table:table-cell office:value-type="string">
            <text:p>|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Barn</text:p>
          </table:table-cell>
          <table:table-cell office:value-type="string">
            <text:p>-----------</text:p>
          </table:table-cell>
          <table:table-cell office:value-type="string">
            <text:p>Farm</text:p>
          </table:table-cell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03">03/07/2006</text:date>, <text:time>16:1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Steven.Smith</meta:initial-creator>
    <meta:creation-date>2004-12-03T17:57:22</meta:creation-date>
    <dc:date>2006-07-03T16:19:47</dc:date>
    <meta:print-date>2006-05-07T13:51:03</meta:print-date>
    <dc:language>en-US</dc:language>
    <meta:editing-cycles>37</meta:editing-cycles>
    <meta:editing-duration>PT6H46M2S</meta:editing-duration>
    <meta:user-defined meta:name="Info 1"/>
    <meta:user-defined meta:name="Info 2"/>
    <meta:user-defined meta:name="Info 3"/>
    <meta:user-defined meta:name="Info 4"/>
    <meta:document-statistic meta:table-count="2" meta:cell-count="162"/>
  </office:meta>
</office:document-meta>
</file>